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2a6" officeooo:paragraph-rsid="0000a2a6"/>
    </style:style>
    <style:style style:name="P2" style:family="paragraph" style:parent-style-name="Standard">
      <style:text-properties officeooo:rsid="0001505c" officeooo:paragraph-rsid="0001505c"/>
    </style:style>
    <style:style style:name="P3" style:family="paragraph" style:parent-style-name="Standard">
      <style:text-properties officeooo:rsid="0001505c" officeooo:paragraph-rsid="0001505c" fo:background-color="#ffffff"/>
    </style:style>
    <style:style style:name="P4" style:family="paragraph" style:parent-style-name="Standard">
      <style:paragraph-properties style:line-height-at-least="0.198in"/>
      <style:text-properties fo:color="#000000" style:font-name="Liberation Serif" fo:font-size="12pt" fo:font-weight="normal" officeooo:rsid="0001505c" officeooo:paragraph-rsid="0001505c" fo:background-color="#fffff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Liberation Serif" fo:font-size="12pt" fo:font-weight="normal" fo:background-color="#ffffff" style:font-size-asian="12pt" style:font-size-complex="12pt"/>
    </style:style>
    <style:style style:name="P6" style:family="paragraph" style:parent-style-name="Standard">
      <style:text-properties style:font-name="Liberation Serif" officeooo:rsid="0001505c" officeooo:paragraph-rsid="0001505c" fo:background-color="#ffffff"/>
    </style:style>
    <style:style style:name="P7" style:family="paragraph" style:parent-style-name="Standard">
      <style:text-properties officeooo:rsid="00048a7e" officeooo:paragraph-rsid="00048a7e"/>
    </style:style>
    <style:style style:name="P8" style:family="paragraph" style:parent-style-name="Standard">
      <style:text-properties fo:color="#6a9955" style:font-name="Liberation Serif" fo:font-size="10.5pt" fo:font-weight="normal" officeooo:rsid="0001505c" officeooo:paragraph-rsid="0001505c" fo:background-color="#1e1e1e"/>
    </style:style>
    <style:style style:name="P9" style:family="paragraph" style:parent-style-name="Standard">
      <style:text-properties officeooo:rsid="0002c0b0" officeooo:paragraph-rsid="00062e5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00a2a6" officeooo:paragraph-rsid="0000a2a6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00a2a6" officeooo:paragraph-rsid="0000a2a6"/>
    </style:style>
    <style:style style:name="T1" style:family="text">
      <style:text-properties fo:color="#6a9955" fo:font-size="10.5pt" fo:font-weight="normal"/>
    </style:style>
    <style:style style:name="T2" style:family="text">
      <style:text-properties fo:color="#000000" fo:font-size="12pt" fo:font-weight="normal" style:font-size-asian="12pt" style:font-size-complex="12pt"/>
    </style:style>
    <style:style style:name="T3" style:family="text">
      <style:text-properties officeooo:rsid="0002c0b0"/>
    </style:style>
    <style:style style:name="T4" style:family="text">
      <style:text-properties officeooo:rsid="0004f34d"/>
    </style:style>
    <style:style style:name="T5" style:family="text">
      <style:text-properties officeooo:rsid="00062e5d"/>
    </style:style>
    <style:style style:name="T6" style:family="text">
      <style:text-properties officeooo:rsid="0001505c" fo:background-color="#ffffff" loext:char-shading-value="0"/>
    </style:style>
    <style:style style:name="T7" style:family="text">
      <style:text-properties officeooo:rsid="00062e5d" fo:background-color="#ffffff" loext:char-shading-value="0"/>
    </style:style>
    <style:style style:name="T8" style:family="text">
      <style:text-properties officeooo:rsid="000d8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gular 8 Upgrade </text:p>
      <text:p text:style-name="P1"/>
      <text:p text:style-name="P1">1. ng update</text:p>
      <text:p text:style-name="P1"/>
      <text:p text:style-name="P1">We analyzed your package.json, there are some packages to update:</text:p>
      <text:p text:style-name="P1"/>
      <text:p text:style-name="P1"><text:s text:c="6"/>Name <text:s text:c="30"/>Version <text:s text:c="17"/>Command to update</text:p>
      <text:p text:style-name="P1"><text:s text:c="5"/>--------------------------------------------------------------------------------</text:p>
      <text:p text:style-name="P1"><text:s text:c="6"/>@angular/cdk <text:s text:c="22"/>7.3.6 -&gt; 8.1.3 <text:s text:c="10"/>ng update @angular/cdk</text:p>
      <text:p text:style-name="P1"><text:s text:c="6"/>@angular/core <text:s text:c="21"/>7.2.11 -&gt; 8.2.2 <text:s text:c="9"/>ng update @angular/core</text:p>
      <text:p text:style-name="P1"><text:s text:c="6"/>@angular/material <text:s text:c="17"/>7.3.6 -&gt; 8.1.3 <text:s text:c="10"/>ng update @angular/material</text:p>
      <text:p text:style-name="P1"/>
      <text:p text:style-name="P7">1.1. npm update</text:p>
      <text:p text:style-name="P1"/>
      <text:p text:style-name="P1">2. <text:s text:c="2"/>npm install @angular/cli@latest</text:p>
      <text:p text:style-name="P1">3. <text:s text:c="2"/>npm install <text:span text:style-name="T4">@angular</text:span>/cdk@latest</text:p>
      <text:p text:style-name="P1">4. <text:s text:c="2"/>npm install @angular/core@latest</text:p>
      <text:p text:style-name="P1">5. <text:s text:c="2"/>npm install @angular/material@latest</text:p>
      <text:p text:style-name="P1">6. <text:s text:c="2"/>npm install @angular/compiler@latest</text:p>
      <text:p text:style-name="P1">7. <text:s text:c="2"/>npm install @angular/common@latest</text:p>
      <text:p text:style-name="P1">8. <text:s text:c="2"/>npm install @angular/compiler-cli@latest</text:p>
      <text:p text:style-name="P1">9. <text:s text:c="2"/>npm install @ngtools/webpack@latest</text:p>
      <text:p text:style-name="P1">1<text:span text:style-name="T8">0</text:span>. npm install <text:a xlink:type="simple" xlink:href="mailto:rxjs@latest" text:style-name="Internet_20_link" text:visited-style-name="Visited_20_Internet_20_Link">rxjs@latest</text:a></text:p>
      <text:p text:style-name="P1">1<text:span text:style-name="T8">1</text:span>. npm install @angular/router@latest</text:p>
      <text:p text:style-name="P1">1<text:span text:style-name="T8">2</text:span>. <text:s/>npm install @angular/forms@latest</text:p>
      <text:p text:style-name="P1">1<text:span text:style-name="T8">3</text:span>. <text:s/>npm install typescript@latest</text:p>
      <text:p text:style-name="P1">1<text:span text:style-name="T8">4</text:span>. <text:s/>npm install <text:a xlink:type="simple" xlink:href="mailto:webpack@latest" text:style-name="Internet_20_link" text:visited-style-name="Visited_20_Internet_20_Link">webpack@latest</text:a></text:p>
      <text:p text:style-name="P1"/>
      <text:p text:style-name="P1">1<text:span text:style-name="T8">5</text:span>. <text:s/>ng update</text:p>
      <text:p text:style-name="P7"><text:s text:c="2"/>We analyzed your package.json and everything seems to be in order. Good work!</text:p>
      <text:p text:style-name="P1"/>
      <text:p text:style-name="P1"/>
      <text:p text:style-name="P1"/>
      <text:p text:style-name="P2">After Upgrade to Angular 8 </text:p>
      <text:p text:style-name="P2"/>
      <text:p text:style-name="P2">1. Error in @ViewChild</text:p>
      <text:p text:style-name="P2"/>
      <text:p text:style-name="P2">In Angular 7 --- <text:s/></text:p>
      <text:p text:style-name="P8"/>
      <text:p text:style-name="P6"><text:span text:style-name="T1"><text:tab/><text:tab/></text:span><text:span text:style-name="T2">@ViewChild(MatSort) sort: MatSort;</text:span></text:p>
      <text:p text:style-name="P5"><text:tab/><text:tab/>@ViewChild('patchHook') patchHook: NgbPopover;</text:p>
      <text:p text:style-name="P4"/>
      <text:p text:style-name="P4">In Angular 8 Upgrade --- <text:s/></text:p>
      <text:p text:style-name="P4"/>
      <text:p text:style-name="P5"><text:tab/><text:tab/>@ViewChild('MatSort', {static: true}) sort: MatSort;</text:p>
      <text:p text:style-name="P5"><text:tab/><text:tab/>@ViewChild('patchHook', {static: true}) patchHook: NgbPopover;</text:p>
      <text:p text:style-name="P3"/>
      <text:p text:style-name="P3"/>
      <text:p text:style-name="P3"><text:soft-page-break/>Changes list in ts </text:p>
      <text:p text:style-name="P3"/>
      <text:p text:style-name="P3">1. home.component.ts 109, 110, 113, 114, 950, 1080 Line - <text:span text:style-name="T5">@ViewChild</text:span></text:p>
      <text:p text:style-name="P1"/>
      <text:p text:style-name="P2">2. <text:s/><text:span text:style-name="T3">Remove import DebugFactory2 in score.ts</text:span></text:p>
      <text:p text:style-name="P1"/>
      <text:p text:style-name="P9">3. <text:span text:style-name="T5">advisories.component.ts 46, 47 Line </text:span><text:span text:style-name="T6"><text:s/>- </text:span><text:span text:style-name="T7">@ViewChi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23:08.141000000</meta:creation-date>
    <dc:date>2019-09-09T15:07:14.043000000</dc:date>
    <meta:editing-duration>PT3H11M32S</meta:editing-duration>
    <meta:editing-cycles>14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36" meta:word-count="176" meta:character-count="1601" meta:non-whitespace-character-count="1257"/>
  </office:meta>
</office:document-meta>
</file>